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ff0000" style:font-name="Arial" fo:font-size="12pt" fo:font-weight="bold" officeooo:rsid="00167d9f" officeooo:paragraph-rsid="00167d9f" style:font-size-asian="10.5pt" style:font-weight-asian="bold" style:font-size-complex="12pt" style:font-weight-complex="bold"/>
    </style:style>
    <style:style style:name="P2" style:family="paragraph" style:parent-style-name="Standard">
      <style:paragraph-properties fo:text-align="center" style:justify-single-word="false"/>
      <style:text-properties fo:color="#ff0000" style:font-name="Segoe Script" fo:font-size="23pt" fo:font-weight="bold" officeooo:rsid="00154cd0" officeooo:paragraph-rsid="00154cd0" style:font-size-asian="23pt" style:font-weight-asian="bold" style:font-size-complex="23pt" style:font-weight-complex="bold"/>
    </style:style>
    <style:style style:name="P3" style:family="paragraph" style:parent-style-name="Standard">
      <style:paragraph-properties fo:text-align="start" style:justify-single-word="false"/>
      <style:text-properties fo:color="#000000" style:font-name="Arial" fo:font-size="12pt" fo:font-weight="normal" officeooo:rsid="00154cd0" officeooo:paragraph-rsid="00154cd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Arial" fo:font-size="12pt" fo:font-weight="normal" officeooo:rsid="00167d9f" officeooo:paragraph-rsid="00167d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Arial" fo:font-size="12pt" fo:font-weight="normal" officeooo:rsid="0017d894" officeooo:paragraph-rsid="0017d89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fo:font-weight="normal" officeooo:rsid="0019f763" officeooo:paragraph-rsid="0019f76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fo:font-weight="normal" officeooo:rsid="001a81e5" officeooo:paragraph-rsid="001a81e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fo:font-weight="normal" officeooo:rsid="001a87b8" officeooo:paragraph-rsid="001a87b8" style:font-size-asian="10.5pt" style:font-weight-asian="normal" style:font-size-complex="12pt" style:font-weight-complex="normal"/>
    </style:style>
    <style:style style:name="P9" style:family="paragraph" style:parent-style-name="Standard">
      <style:text-properties officeooo:rsid="00154cd0" officeooo:paragraph-rsid="00154cd0"/>
    </style:style>
    <style:style style:name="P10" style:family="paragraph" style:parent-style-name="Standard">
      <style:text-properties officeooo:rsid="001a87b8" officeooo:paragraph-rsid="001a87b8"/>
    </style:style>
    <style:style style:name="P11" style:family="paragraph" style:parent-style-name="Standard">
      <style:text-properties style:font-name="Arial" officeooo:rsid="001a87b8" officeooo:paragraph-rsid="001a87b8"/>
    </style:style>
    <style:style style:name="P12" style:family="paragraph" style:parent-style-name="Standard">
      <style:text-properties style:font-name="Arial" officeooo:rsid="001acce4" officeooo:paragraph-rsid="001acce4"/>
    </style:style>
    <style:style style:name="P13" style:family="paragraph" style:parent-style-name="Standard">
      <style:text-properties fo:color="#ffff00" style:font-name="Arial" fo:font-weight="bold" officeooo:rsid="001acce4" officeooo:paragraph-rsid="001acce4" style:font-weight-asian="bold" style:font-weight-complex="bold"/>
    </style:style>
    <style:style style:name="T1" style:family="text">
      <style:text-properties fo:color="#ff0000" fo:font-weight="bold" style:font-weight-asian="bold" style:font-weight-complex="bold"/>
    </style:style>
    <style:style style:name="T2" style:family="text">
      <style:text-properties fo:color="#ff0000" fo:font-weight="bold" officeooo:rsid="001a81e5" style:font-weight-asian="bold" style:font-weight-complex="bold"/>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officeooo:rsid="001a81e5"/>
    </style:style>
    <style:style style:name="T5" style:family="text">
      <style:text-properties officeooo:rsid="001a87b8"/>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el-Ange architectes </text:p>
      <text:p text:style-name="P2"/>
      <text:p text:style-name="P3">1498 : famille des Médicis chassé, en 1530 les Médicis reviennent de leur exile de Venise &amp; Rome. Entre temps, de grands travaux réalisé pendant le XVIe siècle en leur honneur. </text:p>
      <text:p text:style-name="P3"/>
      <text:p text:style-name="P3">Michel Ange Architectes : </text:p>
      <text:p text:style-name="P3">Autres artistes se développe : </text:p>
      <text:p text:style-name="P3">Guilo Romano : fait les fresques du Palazzo Té </text:p>
      <text:p text:style-name="P3">Antonio da Sangallo</text:p>
      <text:p text:style-name="P3">Réabilisement des Médicis par Cosme Ier qui représente une Renaissance de la famille des Médicis. </text:p>
      <text:p text:style-name="P3">Les papes sont de la famille des Médicis : </text:p>
      <text:p text:style-name="P3">Leon X </text:p>
      <text:p text:style-name="P3">Clément VII : commande fresque du jugement dernier de Michel Ange </text:p>
      <text:p text:style-name="P3">Paul III : est un Farnès (pas Médicis) </text:p>
      <text:p text:style-name="P3"/>
      <text:p text:style-name="P3">Ce retour des Médicis, engage Michel-Ange dans un nouveau projet de la nouvelle</text:p>
      <text:p text:style-name="P3"><text:s/>→<text:span text:style-name="T6"> </text:span><text:span text:style-name="T3">sacristie chapelle Médicis</text:span><text:span text:style-name="T1"> 1519 1531 San Lorenzo </text:span></text:p>
      <text:p text:style-name="P3">- œuvre lié à un existant : Brunelleschi</text:p>
      <text:p text:style-name="P3">- plan : stricte, espace similaire que Michel Ange y fait un décor de renouveau</text:p>
      <text:p text:style-name="P4">- les deux chapelles se ressemble bcp : Brunelleschi // Michel Ange : il joue sur une volumétrie, motif antique, et grande liberté de formes, décors, tombeau qui renouvelle le genre du tombeau (personnage nues : allégorie du jour et de la nuit) = ils remplace les gisant d’autres fois.</text:p>
      <text:p text:style-name="P4">- la structure architectural : aménage un espace comparable</text:p>
      <text:p text:style-name="P4">- créer niveau d’architectures feinte : niches qui ne servent que de décors, ornement de fronton de marbre, marcapiano, baie feinte surmonté d’un fronton.</text:p>
      <text:p text:style-name="P4">= décor de sol qui joue sur cette composition : couleur clair/sombre = décor en damier qui enrichit le sol et ses motifs </text:p>
      <text:p text:style-name="P4">- petit chapiteaux, console</text:p>
      <text:p text:style-name="P4">- le grand programme de cette œuvre : tombeaux des Médicis qui sont le tombeau de Julien de Médicis (1478 A SAVOIR POUR QCM) et Laurent de Médicis</text:p>
      <text:p text:style-name="P4">- allégorie du jour et de la nuit pour Julien de Méidcis : orore et du crépuscule pour Laurent de Médicis = il montre la manière de valoriser la nudité à l’antique, es personnages jouent comme des esclaves, le visages sont non finito</text:p>
      <text:p text:style-name="P4">= troublant </text:p>
      <text:p text:style-name="P4"/>
      <text:p text:style-name="P1">→ <text:span text:style-name="T6">La Bibliothèque Laurentienne</text:span>, cloître de San Lorenzo,Florence 1524 </text:p>
      <text:p text:style-name="P4">- commande de Clément VII</text:p>
      <text:p text:style-name="P4">- pour contenir les ouvrages de Laurent de Médicis</text:p>
      <text:p text:style-name="P4">- cette bibliothèque est dans le cloître</text:p>
      <text:p text:style-name="P5">- créer une sorte d’anti chambre : vue du Ricetto de la bibliothèque Laurentienne : pièce qui couvre le rez de chaussé + niveau supérieur = pièce surdimensionné en hauteur de plafond = effet d’aspiration très importante = plafond très haut</text:p>
      <text:p text:style-name="P5">- décor étager et superposé </text:p>
      <text:p text:style-name="P5">- escaliers : trois rang de marches : pas le même accès au savoir</text:p>
      <text:p text:style-name="P6">- Michel-Ange est un libérateur total </text:p>
      <text:p text:style-name="P6"/>
      <text:p text:style-name="P6"/>
      <text:p text:style-name="P6"><text:soft-page-break/><text:span text:style-name="T4">→ </text:span>Urbanisme : <text:span text:style-name="T2">R</text:span><text:span text:style-name="T1">éaménagement</text:span><text:span text:style-name="T3"> des palais et de la place du Capitole</text:span><text:span text:style-name="T1"> à partir de 1536 <text:s/></text:span></text:p>
      <text:p text:style-name="P6">Voyage beaucoup, grand rénovateur </text:p>
      <text:p text:style-name="P6">Il aménage le Capitole, site très important </text:p>
      <text:p text:style-name="P6">1527 : sac de Rome </text:p>
      <text:p text:style-name="P6">Site très complexe : église existante (façade) + escalier cavalier = Santa Maria ; bâtiment de brique rectangulaire : ce capitole donne sur le forum romain = Rome antique et moderne = deux monde. </text:p>
      <text:p text:style-name="P6">Michel-Ange réfléchit à la manière de la rue qui amène jusqu’au capitole = créer une grande rue, par une rampe cavalière qui mène sur la façade du capitole. Il doit une symétrie artificielle, créer une perspective, rationalise la grande rue de Rome est créer un espace unitaire. Ses deux pavillons créer une symétrie d’ensemble : œuvre qui rentre dans le débats de la ville contemporaine. </text:p>
      <text:p text:style-name="P6">La perspective met en valeur l’espace, impression d’être dans un espace régulier </text:p>
      <text:p text:style-name="P6">Nouvelle ensemble qui redouble sur le forum romain. Pour arriver à rendre crédible l’espace, Michel-ange créer le pavement ovoïde : dessin géométrique qui guide l’oeil et permet de positionné le palais et créer une ligne de fuite central sur cette place. </text:p>
      <text:p text:style-name="P6">= Michel Ange domine ses avancée et transcrit une innovation </text:p>
      <text:p text:style-name="P6">- en haut de la rampe cavalières : deux pavillons <text:span text:style-name="T4">monumental = travail de terrassement pour la perspective.</text:span></text:p>
      <text:p text:style-name="P7">- Joue avec les motif et élévation</text:p>
      <text:p text:style-name="P7">- toiture : toit terrasse avec cloche (symbole)</text:p>
      <text:p text:style-name="P7">= Capitole : pour voir de partout = montrer ma monumentalité </text:p>
      <text:p text:style-name="P7">= architecture très puissantes qui ne joue pas sur un excès de monumentalisation. </text:p>
      <text:p text:style-name="P7">= devient une place royal et impérial dans toutes sa splendeur → ne plaît pas à Michel-Ange car son dessin ne devait pas être gêner par une statue de Marc Aurèle, échelle juré trop haute. </text:p>
      <text:p text:style-name="P7">Ensemble monumental qui rénonve le coeur de ville romain qui avait été délaissé. </text:p>
      <text:p text:style-name="P7"/>
      <text:p text:style-name="P7"><text:span text:style-name="T1">→ Michel-Ange, La </text:span><text:span text:style-name="T3">coupole de la Basilique Saint Pierre</text:span><text:span text:style-name="T6"> </text:span></text:p>
      <text:p text:style-name="P7">- nommé architecte en chef en 1546 à la suite d’Antonio Sangallo</text:p>
      <text:p text:style-name="P7">- personne arrivé à couvrir le dôme, pilier aggrandi … Un siècle après Brunelleshi : reprend son modèle de doubles coupoles florentin</text:p>
      <text:p text:style-name="P7">- depuis la morte de Bramante, 6 architectes s’étaient attelé</text:p>
      <text:p text:style-name="P7">BV</text:p>
      <text:p text:style-name="P7">- projet intéressent : structure de la coupole Saint Pierre : tout le monde cherche une solution</text:p>
      <text:p text:style-name="P7">- <text:span text:style-name="T5">le projet de Michel-Ange : ressemble au Tempietto de Bramante, rappel antique (tholos)</text:span></text:p>
      <text:p text:style-name="P8">- la coupe de la coupole : principe de doubles coques vides : Santa Maria Del Fiore, Florence, Brunellesch 1296-1436</text:p>
      <text:p text:style-name="P8">- Coupole avec nervure : où on peut y aller</text:p>
      <text:p text:style-name="P8">- architecture pensé comme un bâtiment</text:p>
      <text:p text:style-name="P8">- colonne jumelé = antiquité = mais travail sur le gable des colonnes de manière à jouer sur la lumière et volumes + grandes baies et fronton rectangulaire qui permet d’élcairer la transept.</text:p>
      <text:p text:style-name="P8">- montre la façon de pensée de l’architecture de Michel-Ange</text:p>
      <text:p text:style-name="P8">- fronton creusé pour jouer avec la lumière</text:p>
      <text:p text:style-name="P8"/>
      <text:p text:style-name="P8"><text:span text:style-name="T1">→ Michel-Ange, </text:span><text:span text:style-name="T3">La porta Pia,</text:span><text:span text:style-name="T1"> Rome, vers 1560 1564</text:span> </text:p>
      <text:p text:style-name="P8">Dernier projet de Michel Ange </text:p>
      <text:p text:style-name="P8">- porte de ville. Le long du mur Aurélien de Rome</text:p>
      <text:p text:style-name="P8">- perspective finale de la rue Pia bordée de villas et de jardins</text:p>
      <text:p text:style-name="P8">- combinaison d’éléments médiévaux et Renaissance</text:p>
      <text:p text:style-name="P8"><text:soft-page-break/>- pas fonction milliaire</text:p>
      <text:p text:style-name="P8">- influence de l’architecture de fête et de l’architecture éphémère</text:p>
      <text:p text:style-name="P8">- rupture avec la tradition de l’arc de triomphe</text:p>
      <text:p text:style-name="P9"/>
      <text:p text:style-name="P10">→ Michele Sanmicheli, porte de Zadar 1532</text:p>
      <text:p text:style-name="P10">→ Michel-Ange, porta Pia, Rome 1560 </text:p>
      <text:p text:style-name="P10"/>
      <text:p text:style-name="P11">- pas porte triparties</text:p>
      <text:p text:style-name="P11">- porte de théâtre artificielle pas très solides, joue entre oppositions pierre/briques</text:p>
      <text:p text:style-name="P11">- décor anti-canonique et hybridant</text:p>
      <text:p text:style-name="P11">- joue sur l’ornementation (pas fronton triangulaire) = fronton table, fronton interrompu à volute avec guirlande</text:p>
      <text:p text:style-name="P11">= œuvre très orné et désordonné dans son ornementation. </text:p>
      <text:p text:style-name="P11">- arc à pend coupé</text:p>
      <text:p text:style-name="P11">- pilastre = pas de chapiteaux mais juste motif de gouttes.</text:p>
      <text:p text:style-name="P11">- pas entablement : seconde pilier qui redouble la structure = architecture qui s’élargit à la partit supérieur</text:p>
      <text:p text:style-name="P11">- invention de nouvelle formes</text:p>
      <text:p text:style-name="P12">- porte : inspiration médiéval et non antique</text:p>
      <text:p text:style-name="P12">- parti supérieur : joue avec le motif du temple à l’antique où il inscrit dans l’espace sa porte mais on est loin du temple en hauteur= <text:s/>bouche de lion grimançant avec entouré d’anges ailé</text:p>
      <text:p text:style-name="P12">- tondi enroulé</text:p>
      <text:p text:style-name="P12">- fronton brisé en haut + armes de Rome + pape</text:p>
      <text:p text:style-name="P12">- le génie de Michel-Ange est de pensée autrement</text:p>
      <text:p text:style-name="P12"/>
      <text:p text:style-name="P13">La rayonnement de la manière de Michel-Ange en Italie. </text:p>
      <text:p text:style-name="P12">Naissance de la manière ou « grande manière ». </text:p>
      <text:p text:style-name="P12">Terribilità : , Disegno , Non-finito , Spreaatura CF BV DEF !!!!! bien connaître </text:p>
      <text:p text:style-name="P12">= il ne l’invente pas mais institutionnalise : travail de concept qui donne un statue nouveau à l’artiste </text:p>
      <text:p text:style-name="P12"/>
      <text:p text:style-name="P12"><text:s/></text:p>
      <text:p text:style-name="P12"/>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4:54:49.646000000</meta:creation-date>
    <dc:date>2018-04-03T21:21:31.794000000</dc:date>
    <meta:editing-duration>PT30M33S</meta:editing-duration>
    <meta:editing-cycles>4</meta:editing-cycles>
    <meta:generator>LibreOffice/5.3.7.2$Windows_X86_64 LibreOffice_project/6b8ed514a9f8b44d37a1b96673cbbdd077e24059</meta:generator>
    <meta:document-statistic meta:table-count="0" meta:image-count="0" meta:object-count="0" meta:page-count="3" meta:paragraph-count="89" meta:word-count="1174" meta:character-count="6794" meta:non-whitespace-character-count="5666"/>
  </office:meta>
</office:document-meta>
</file>